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cm" svg:stroke-color="#afd095" draw:marker-start-width="0.43cm" draw:marker-end-width="0.43cm" draw:fill="none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02cm" svg:stroke-color="#eeeeee" draw:marker-start-width="0.23cm" draw:marker-end-width="0.23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3.11cm" svg:height="1.184cm" draw:transform="rotate (1.94569305012328) translate (1.50435737615298cm 3.16912229320467cm)" svg:viewBox="0 0 3111 1185" svg:d="M0 1185c2297 0 3111-1185 3111-1185">
          <text:p/>
        </draw:path>
        <draw:path draw:style-name="gr2" draw:text-style-name="P1" draw:layer="layout" svg:width="3.011cm" svg:height="1.121cm" draw:transform="skewX (-0.0197222205475359) rotate (1.93609373923731) translate (1.53931983062088cm 3.12694832272715cm)" svg:viewBox="0 0 3012 1122" svg:d="M0 1122c2224 1 3012-1122 3012-1122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3T14:23:29.509000000</meta:creation-date>
    <dc:date>2021-06-03T14:29:02.068000000</dc:date>
    <meta:editing-duration>PT5M32S</meta:editing-duration>
    <meta:editing-cycles>1</meta:editing-cycles>
    <meta:document-statistic meta:object-count="2"/>
    <meta:generator>LibreOffice/7.0.1.2$Windows_X86_64 LibreOffice_project/7cbcfc562f6eb6708b5ff7d7397325de9e764452</meta:generator>
  </office:meta>
</office:document-meta>
</file>